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_Actions_On_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_Actions_On_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6">
            <text:p>239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7">
            <text:p>67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">
            <text:p>85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9">
            <text:p>109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75">
            <text:p>45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88">
            <text:p>53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96">
            <text:p>96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9">
            <text:p>748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5">
            <text:p>175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5">
            <text:p>1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73">
            <text:p>3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4">
            <text:p>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9">
            <text:p>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11">
            <text:p>10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6">
            <text:p>7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7">
            <text:p>47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897">
            <text:p>2489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363">
            <text:p>36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270">
            <text:p>4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270">
            <text:p>4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7">
            <text:p>37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7">
            <text:p>578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498">
            <text:p>498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62">
            <text:p>6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4">
            <text:p>4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43">
            <text:p>14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4191">
            <text:p>4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4191">
            <text:p>4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7">
            <text:p>19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6">
            <text:p>106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4">
            <text:p>15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75">
            <text:p>3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908">
            <text:p>9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16">
            <text:p>2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7">
            <text:p>39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1">
            <text:p>672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9627">
            <text:p>196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85">
            <text:p>185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4">
            <text:p>3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1">
            <text:p>41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2">
            <text:p>914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313">
            <text:p>31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27">
            <text:p>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4">
            <text:p>84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058">
            <text:p>2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0">
            <text:p>1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4">
            <text:p>194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78">
            <text:p>4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1">
            <text:p>2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4">
            <text:p>3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313">
            <text:p>4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92">
            <text:p>41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74">
            <text:p>74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5">
            <text:p>78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">
            <text:p>3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481">
            <text:p>448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3">
            <text:p>18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9">
            <text:p>436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52">
            <text:p>35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89">
            <text:p>189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349">
            <text:p>23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969">
            <text:p>9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11">
            <text:p>1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35">
            <text:p>335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8">
            <text:p>463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2">
            <text:p>17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2">
            <text:p>14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0">
            <text:p>8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4">
            <text:p>7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2">
            <text:p>20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_Actions_On_campus" style:display-name="PageStyle_Disciplinary_Actions_On_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